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rrrrrrrrrrrrgh!! Just how far do we have
to chase this stupid Thiiiiiing?!!</text:p>
          </table:table-cell>
          <table:table-cell table:number-columns-repeated="1020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aid it was cautious, but it's just
a straight-up chicken, isn't it?</text:p>
          </table:table-cell>
          <table:table-cell table:number-columns-repeated="1020"/>
        </table:table-row>
        <table:table-row>
          <table:table-cell table:style-name="ce0" office:value-type="string">
            <text:p>ここまで逃げ回られる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id not think we would have to run around
like this...</text:p>
          </table:table-cell>
          <table:table-cell table:number-columns-repeated="1020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.. our opponent has nowhere left to run,
but we don't have any way of getting over
there ourselves.</text:p>
          </table:table-cell>
          <table:table-cell table:number-columns-repeated="1020"/>
        </table:table-row>
        <table:table-row>
          <table:table-cell table:style-name="ce0" office:value-type="string">
            <text:p>どうするの？　このまま持久戦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? Just play the waiting game?</text:p>
          </table:table-cell>
          <table:table-cell table:number-columns-repeated="1020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〜? I suck at waitin' around...</text:p>
          </table:table-cell>
          <table:table-cell table:number-columns-repeated="1020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only we had some sort of bait to lure
it over here with...</text:p>
          </table:table-cell>
          <table:table-cell table:number-columns-repeated="1020"/>
        </table:table-row>
        <table:table-row>
          <table:table-cell table:style-name="ce0" office:value-type="string">
            <text:p>アレって、何を食べ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es it like to eat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そこまで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nfortunately, I do not know that much...</text:p>
          </table:table-cell>
          <table:table-cell table:number-columns-repeated="1020"/>
        </table:table-row>
        <table:table-row>
          <table:table-cell table:style-name="ce0" office:value-type="string">
            <text:p>エサ、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it, is it...?</text:p>
          </table:table-cell>
          <table:table-cell table:number-columns-repeated="1020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style-name="ce0"/>
          <table:table-cell table:style-name="ce0"/>
          <table:table-cell table:style-name="ce0" office:value-type="string">
            <text:p>It's not food, but I do have an idea as to
something that would make anyone come
running over.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, what?!</text:p>
          </table:table-cell>
          <table:table-cell table:number-columns-repeated="1020"/>
        </table:table-row>
        <table:table-row>
          <table:table-cell table:style-name="ce0" office:value-type="string">
            <text:p>あー、その手があ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I think I know what you mean.</text:p>
          </table:table-cell>
          <table:table-cell table:number-columns-repeated="1020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're talking about what had us utterly
mesmerized a little while ago, Riiight?</text:p>
          </table:table-cell>
          <table:table-cell table:number-columns-repeated="1020"/>
        </table:table-row>
        <table:table-row>
          <table:table-cell table:style-name="ce0" office:value-type="string">
            <text:p>ゼリーちゃん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, huuuh...?</text:p>
          </table:table-cell>
          <table:table-cell table:number-columns-repeated="1020"/>
        </table:table-row>
        <table:table-row>
          <table:table-cell table:style-name="ce0" office:value-type="string">
            <text:p>魔物相手でも効果あるかな？</text:p>
          </table:table-cell>
          <table:table-cell table:style-name="ce0"/>
          <table:table-cell table:style-name="ce0"/>
          <table:table-cell table:style-name="ce0" office:value-type="string">
            <text:p>Would they even work against monsters?</text:p>
          </table:table-cell>
          <table:table-cell table:number-columns-repeated="1020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so adorable could never not work.</text:p>
          </table:table-cell>
          <table:table-cell table:number-columns-repeated="1020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certainly worth a shot. Let's go and
fetch one of them.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Lerig ・ Ias
“Kiiiiiiiiiiiiii!!”</text:p>
          </table:table-cell>
          <table:table-cell table:number-columns-repeated="1020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our opponent is starting to get
fed up too by now, so let's settle this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召喚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Jelly-chan, I choose you!!</text:p>
          </table:table-cell>
          <table:table-cell table:number-columns-repeated="1020"/>
        </table:table-row>
        <table:table-row>
          <table:table-cell table:style-name="ce0" office:value-type="string">
            <text:p>hoー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!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style-name="ce0"/>
          <table:table-cell table:style-name="ce0"/>
          <table:table-cell table:style-name="ce0" office:value-type="string">
            <text:p>Lerig ・ Ias
“Kiiiiii——— Kyuwaaaaaaaaan!!!!”</text:p>
          </table:table-cell>
          <table:table-cell table:number-columns-repeated="1020"/>
        </table:table-row>
        <table:table-row>
          <table:table-cell table:style-name="ce0" office:value-type="string">
            <text:p>釣れた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ok, line and Sinkeeeeeer!!!</text:p>
          </table:table-cell>
          <table:table-cell table:number-columns-repeated="1020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 job!! Everyone, let's do this!!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完全勝利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aaaaaay!! Perfect victory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brought it down, thanks
to Jelly-chan.</text:p>
          </table:table-cell>
          <table:table-cell table:number-columns-repeated="1020"/>
        </table:table-row>
        <table:table-row>
          <table:table-cell table:style-name="ce0" office:value-type="string">
            <text:p>ho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!</text:p>
          </table:table-cell>
          <table:table-cell table:number-columns-repeated="1020"/>
        </table:table-row>
        <table:table-row>
          <table:table-cell table:style-name="ce0" office:value-type="string">
            <text:p>ありがと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さて、目的の物は・・・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our objective is... this item.</text:p>
          </table:table-cell>
          <table:table-cell table:number-columns-repeated="1020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Lerig ・ Ias Scale】 ×1!</text:p>
          </table:table-cell>
          <table:table-cell table:number-columns-repeated="1020"/>
        </table:table-row>
        <table:table-row>
          <table:table-cell table:style-name="ce0" office:value-type="string">
            <text:p>や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!!</text:p>
          </table:table-cell>
          <table:table-cell table:number-columns-repeated="1020"/>
        </table:table-row>
        <table:table-row>
          <table:table-cell table:style-name="ce0" office:value-type="string">
            <text:p>これで2つの材料がそろ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at makes all two materials.</text:p>
          </table:table-cell>
          <table:table-cell table:number-columns-repeated="1020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all we've gotta do now is take them
both back to Lumiiiii?</text:p>
          </table:table-cell>
          <table:table-cell table:number-columns-repeated="1020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ait for her to construct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! Let's get back to the temporary
lab at St. Yuria's on the dou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